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Sans Serif" svg:font-family="'Sans Serif'"/>
    <style:font-face style:name="Times New Roman" svg:font-family="'Times New Roman'"/>
    <style:font-face style:name="Verdana" svg:font-family="Verdana"/>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variant="normal" fo:text-transform="none" fo:color="#000000" style:font-name="Arial" fo:font-style="normal" style:text-underline-style="none" fo:font-weight="100"/>
    </style:style>
    <style:style style:name="P2" style:family="paragraph" style:parent-style-name="Standard">
      <style:text-properties fo:color="#000000" style:font-name="Sans Serif" fo:font-size="12pt"/>
    </style:style>
    <style:style style:name="P3" style:family="paragraph" style:parent-style-name="Standard" style:master-page-name="Standard">
      <style:paragraph-properties style:page-number="auto"/>
      <style:text-properties fo:font-variant="normal" fo:text-transform="none" fo:color="#000000" style:font-name="Arial" fo:font-style="normal" style:text-underline-style="none" fo:font-weight="100"/>
    </style:style>
    <style:style style:name="P4" style:family="paragraph" style:parent-style-name="Standard">
      <style:text-properties fo:font-variant="normal" fo:text-transform="none" fo:color="#000000" style:font-name="Arial" fo:font-style="italic" style:text-underline-style="none" fo:font-weight="100"/>
    </style:style>
    <style:style style:name="P5" style:family="paragraph" style:parent-style-name="Standard">
      <style:text-properties fo:font-variant="normal" fo:text-transform="none" fo:color="#000000" style:font-name="Arial" fo:font-style="normal" style:text-underline-style="none" fo:font-weight="bold"/>
    </style:style>
    <style:style style:name="T1" style:family="text">
      <style:text-properties style:text-line-through-style="none" style:font-name="Verdana" fo:font-size="12pt" fo:letter-spacing="normal" fo:font-weight="normal" style:text-blinking="false" fo:background-color="transparent"/>
    </style:style>
    <style:style style:name="T2" style:family="text">
      <style:text-properties style:text-line-through-style="none" style:font-name="Verdana" fo:font-size="12pt" fo:letter-spacing="normal" fo:font-weight="bold" style:text-blinking="false" fo:background-color="transparent"/>
    </style:style>
    <style:style style:name="T3" style:family="text">
      <style:text-properties style:text-line-through-style="none" style:font-name="Verdana" fo:font-size="12pt" fo:letter-spacing="normal" fo:font-style="italic" fo:font-weight="normal" style:text-blinking="false" fo:background-color="transparent"/>
    </style:style>
    <style:style style:name="T4" style:family="text">
      <style:text-properties style:text-line-through-style="none" style:font-name="Times New Roman" fo:font-size="14pt" fo:letter-spacing="normal" fo:font-weight="bold" style:text-blinking="false" fo:background-color="transparent"/>
    </style:style>
    <style:style style:name="T5" style:family="text">
      <style:text-properties style:font-name="Times New Roman" fo:font-size="14pt" fo:letter-spacing="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Open Build Service : La boîte à outil du Packaging<text:line-break/></text:span><text:span text:style-name="T3">Par Helen South, traduit par la communauté francophone <text:line-break/></text:span><text:span text:style-name="T1"><text:line-break/>La mise en paquet (packaging) de logiciels pour Linux n'est jamais aussi simple qu'elle devrait l'être. Les divers systèmes de gestion des paquets, les conventions de nommage divergentes, le développement pour différentes architectures, les correctifs (patch), les mises à jour et la collaboration internationale, font que tous ces facteurs ajoutent de la complexité.</text:span><text:span text:style-name="T5"><text:line-break/><text:line-break/></text:span><text:span text:style-name="T1">Mais dans tous les cas où il existe un processus complexe, il existe un script pour le simplifier. Quand les développeurs d'openSUSE eurent besoin de rationaliser leur pratique de travail, ils élaborèrent des solutions fonctionnelles. Ces scripts évoluèrent vers l'openSUSE Build Service, décrit par l'un des développeurs comme une collection de "dirty" scripts Perl accompagnés d'une interface élégante. Bien que l'openSUSE Build Service (OBS) contienne initialement le nom d'openSUSE, c'est un service supportant d'autres distributions, puisqu'utilisé pour construire des paquets pour Debian, Mandriva, Ubuntu, Red Hat, Fedora et bien sûr openSUSE et SLE. Pour refléter cet horizon élargi, il a été par la suite renommé en Open Build Service pour devenir un projet davantage indépendant.</text:span><text:span text:style-name="T5"><text:line-break/><text:line-break/></text:span><text:span text:style-name="T1">Les plates-formes supportées incluent les classiques processeurs PowerPC, x86 et x86_64 jusqu'aux processeurs ARM (à noter que le service supporte d'autres processeurs comme Sparc, ia64, zSeries mais l'instance publique build.opensuse.org (build.o.o) ne possède pas de serveurs pour ces architectures). Bien que le code développé puisse ne pas être des plus "joli", sa flexibilité est une des conséquences directes de la naissance fortuite de ce service. L'Open Build Service n'est pas une application élaborée à la recherche d'un problème, mais plutôt une solution évolutive, pour des problèmes quotidiens de construction et de distribution.</text:span><text:span text:style-name="T5"><text:line-break/><text:line-break/></text:span><text:span text:style-name="T1">Les développeurs d'openSUSE ont le sentiment que la mise à disposition auprès du public de l'OBS, a permis de faire la différence et d'être différents. L'investissement et l'effort requis en valent certainement le coup, d'autant plus qu'OBS permet de surmonter la plupart des obstacles les plus gênants. OBS rend également la vie plus facile aux développeurs, pour créer des paquets pour openSUSE ; établissant ainsi une relation gagnant-gagnant. L'instance publique build.opensuse.org construit actuellement plus de 171 000 paquets compilés par plus de 30 000 personnes, supportant plus de 25 distributions Linux différentes sur 7 architectures. Ces paquets sont téléchargés plus d'une centaine de millions de fois par mois par des millions d'utilisateurs dans le monde !</text:span><text:span text:style-name="T5"><text:line-break/><text:line-break/></text:span><text:span text:style-name="T1">L'OBS s'exécute sur un serveur dans une instance virtuelle propre, éliminant les besoins de lourdes "fermes de compilation", et réduisant substantiellement les coûts d'infrastructure et de gestion. Open source, personnalisable et évolutif, OBS peut être adapté en fonction de vos besoins. Beaucoup d'acteurs l’utilisent déjà, parmi eux : Intel et Nokia avec le développement de Meego, Dell, Cray Supercomputers et la communauté VLC.</text:span><text:span text:style-name="T5"><text:line-break/></text:span><text:span text:style-name="T1"><text:line-break/></text:span><text:span text:style-name="T2">À petite échelle : bricolage de paquets<text:line-break/></text:span><text:span text:style-name="T1"><text:line-break/>Quand nous parlons d'infrastructure et de développement logiciel, nous avons </text:span><text:soft-page-break/><text:span text:style-name="T1">tendance à l'envisager dans le cadre de grandes entreprises. Mais l'OBS peut être aussi un outil utile dans un environnement plus modeste. Richard Brown membre du conseil de Sysadmin et Novell TTP, a découvert Open Build Service pendant le Brainshare2010, où Adrian Schröter représentait le projet. Quand Richard voulût utiliser le programme de sécurité BlueProximity, n'ayant pu trouver les sources originales, plutôt que se contenter d'un paquet déjà existant, il se tourna vers un dépôt OBS.<text:line-break/><text:line-break/>"J'ai trouvé une copie (ancienne) de la tentative de mise en paquet de quelqu'un dans son dépôt OBS personnel. Je l'ai pris et utilisé comme point de départ. Avec les sources et le wiki, j'ai pu le construire et m'en servir sur ma machine de test".<text:line-break/><text:line-break/>"J'ai donc pris mon paquet, et avec l'aide des gars sur #opensuse-gnome [note: sur IRC] qui m'ont renseigné au sujet de leurs exigences concernant la création de paquets, nous avons “</text:span><text:span text:style-name="T3">poli le paquet jusqu’à la perfection”</text:span><text:span text:style-name="T4"> </text:span><text:span text:style-name="T1">de sorte qu'il correspondait à la norme openSUSE. Ce processus a été un peu frustrant ! Je pensais que c'était plutôt pour «pinailler», quand j'ai commencé. Maintenant quand on regarde les paquets des autres ("et des autres distributions"), je comprends mieux ce que le souci du détail et les exigences du projet openSUSE apportent en qualité - surtout quand vous trouvez quelque chose qui ne fonctionne pas correctement !".<text:line-break/><text:line-break/>Grâce aux efforts de Richard, le paquet BlueProximity qu'il décrit comme un «petit outil amusant» est maintenant inclus dans GNOME:Apps et a été rendu disponible dans les dépôts officiels openSUSE depuis la version 11.4.<text:line-break/><text:line-break/>Pas mal pour un sysadmin, qui prétend n'avoir presque aucune compétence en programmation et disant qu'il est "juste à l'aise avec la base des scripts shell et le bricolage". Même si vous n'avez pas besoin d'être un gourou du code pour utiliser l'OBS, vous devez tout de même comprendre les bases du "packaging". Le familier "RTFM" est probablement de bon conseil : il existe une importante documentation disponible pour OBS, et ce qui ne peut être trouvé dans les wikis, peut généralement être rapidement trouvé via une recherche sur Internet. La communauté collabore actuellement à la mise en commun de leurs connaissances dans un livre sur OBS. Comme Richard l'observe, l'aide est facilement accessible. "En bref, je sens qu'OBS, une fois que vous avez compris sa façon de fonctionner, est un outil incroyablement flexible pour le packaging. Cet outil, en plus de l'aide que vous pouvez obtenir sur l'IRC et dans le wiki, rend la création de votre paquet simplissime et il est ensuite incroyablement facile de le soumettre et ainsi contribuer au projet".<text:line-break/><text:line-break/></text:span><text:span text:style-name="T2">Collaboration : Travailler en équipe avec OBS<text:line-break/></text:span><text:span text:style-name="T1"><text:line-break/>Les compétences ne sont jamais perdues dans le développement du logiciel libre. Avec un «simple» projet sous le bras, Richard Brown se trouva bientôt confronté à des problèmes plus complexes. "Au cours de la phase bêta d'openSUSE 11.3, j'aidais à remonter, fixer, et tester un bug vraiment ennuyeux sur X. OBS a joué un grand rôle dans la résolution de ce bug, parce que les développeurs ont créé des branches de développement des paquets X officiels, dans leurs dépôts personnels et ont pu essayer des patchs, les publier, puis les mettre à disposition pour les testeurs comme moi. Je pouvais même créer une branche de mon dépôt, apporter quelques modifications </text:span><text:soft-page-break/><text:span text:style-name="T1">supplémentaires, les tester, et ainsi de suite. Ainsi, OBS devient vraiment une plate-forme solide pour la collaboration autour des changements de code, ainsi que pour la construction des paquets de la distribution".<text:line-break/><text:line-break/>Le Open Build Service intègre la gestion des versions de façon assez basique. Vincent Untz, développeur openSUSE, a créé un plug-in astucieux appelé "osc-plugin-collab" pour améliorer le processus. Cet outil est l'extension du client en ligne de commande appelé "osc" écrit en Python, et, ensemble, les deux améliorent grandement la collaboration entre les packageurs.<text:line-break/><text:line-break/>Sankar, un développeur de logiciels impliqué dans plusieurs projets open source, constate que "osc-plugin-collab" améliore de façon significative le flux du travail de développement de la distribution. "Dans l'équipe openSUSE GNOME, nous "packageons" les applications qui viennent directement des serveurs git GNOME. À la sortie d'une release GNOME, divers mainteneurs situés en amont préparent les archives et créent les nouvelles versions . Donc, après chaque sortie officielle de GNME, il y a un besoin de packageurs pour construire la mise à jour à partir des archives crées en amont. Maintenant, avec "osc-plugin-collab", n'importe qui peut faire un "osc collab todo" pour afficher la liste de toutes les applications qui ont une archive mise à jour en amont. Le “packageur” officiel et les contributeurs occasionnels peuvent choisir un de ces paquets et le réserver avec leur nom, pour faire la mise à jour. Donc, quand un autre "packageur" fait plus tard "osc collab todo", pour obtenir la liste mise à jour de la liste des archives, le paquet réservé sera affiché comme «nouvelle version disponible en amont, mais réservée par &lt;packager&gt;». La «réserve» de paquets expire automatiquement au bout de deux jours dans le cas où quelqu'un l'aurait réservé, mais aurait oublié de s’en occuper. C'est une façon simple et efficace pour s'assurer que les taches sont partagés sans que les mainteneurs ne se marchent sur les pieds, surtout lorsque les membres de l'équipe travaillent dans différents fuseaux horaires, et cela minimise le besoin de réunions et de courriels.”<text:line-break/><text:line-break/>L'outil "osc-plugin-collab" permet également d'automatiser certains des aspects les plus pénibles du "packaging". "Par exemple, les ChangeLogs sont automatiquement mis à jour sans avoir beaucoup d'édition à faire", explique Sankar. Une fois le paquet construit, l'utilisateur peut soumettre ses changements, qui seront examinés par l'équipe openSUSE et pris en compte.<text:line-break/><text:line-break/>Ce modèle, similaire à Github, de "fork" (branche) des projets et la création de demandes de fusion, facilite la collaboration. Combiné avec la possibilité de créer des projets dans lesquels une équipe, et non un seul individu, est responsable des paquets, ainsi que le suivi des bogues et l'intégration avec les systèmes de demande de fonctionnalité, OBS forme une plate-forme complète pour travailler ensemble.<text:line-break/><text:line-break/></text:span><text:span text:style-name="T2">Rester en paix avec les versions<text:line-break/></text:span><text:span text:style-name="T1"><text:line-break/>Les développeurs ne sont que trop habitués aux contraintes imposées par les sorties de nouvelles versions. Avec des délais, régulièrement serrés, imposés par l'obligation de garder leurs clients à jour, leur journée peut ressembler rapidement au film "Un Jour sans fin" - sans le sens de l'humour de Bill Murray !<text:line-break/><text:line-break/>Quand l'équipe de Sankar faisait de grands changements architecturaux sur </text:span><text:soft-page-break/><text:span text:style-name="T1">leur produit [non-openSUSE], il y avait quelques régressions à aborder. Les utilisateurs avaient besoin de correctifs supplémentaires devant être fournis quotidiennement, pour résoudre certaines régressions dues au grand changement. "Nous utilisions une vieille machine de compilation basée sur la construction de prison "chroot", sur laquelle nous avions à nous connecter à distance pour travailler. Ce point rendait trop durs certains aspects de la collaboration et même les opérations banales devenaient particulièrement lourdes comme le manque de constructions distribuées, la publication des programmes binaires dans les dépôts sur le web, l'automatisation des reconstructions sur dépendances, etc.". Migrer vers l'OBS a rendu tout cela plus facile. "Tout ce que nous avons besoin de faire maintenant est de cloner un paquet, d'y appliquer nos patches de changement, d'éditer le fichier .spec et, TA DAM, les fichiers binaires seront automatiquement publiés sur l'internet, fichiers que les utilisateurs pourront installer en un seul clic."<text:line-break/><text:line-break/>Il y a toujours un certain équilibre à maintenir entre automatisation et configurabilité, mais Sankar pense que l'OBS est dans le vrai. "Puisqu'il y a une claire distinction client / serveur, diverses choses comme les constructions distribuées, la haute disponibilité des systèmes de construction, etc. ont été rendues possibles sans que les packageurs passent du temps dessus. L'OBS est accessible de partout, il dispose d'applications clientes pour tous les PC, web et Android. Avant, quasiment une équipe entière devait passer 2 à 3 nuits blanches pour réaliser une release de mise à jour par semaine. Maintenant, nous faisons facilement des constructions chaque nuit pour de multiples systèmes d'exploitation et tout cela pour juste quelques minutes d'effort de mise en forme de paquet et par seulement une personne grâce à l'OBS."<text:line-break/><text:line-break/>Ces constructions toutes les nuits apportent des avantages significatifs au développement logiciel. Non seulement, cela signale les erreurs de construction rencontrées, mais également grâce au rapide retour que peuvent fournir les processus automatiques et l'intégration de la gestion du code source. Aaron Seigo, développeur en chef sur le projet Plasma de KDE et une des personnes clés derrière le projet de tablette ouverte 'Vivaldi' (anciennement 'Spark'), considère l'OBS crucial pour le succès du développement de Plasma Active : "OBS est central dans la façon dont nous travaillons : conception centrale et itérative. Nos concepteurs font une maquette, nos développeurs la codent et l'enregistrent dans git. OBS récupère le code depuis là, le construit et le lendemain matin, les concepteurs disposent de mises à jour et peuvent tester comment cela fonctionne en pratique, fournir un feedback et le processus recommence."<text:line-break/><text:line-break/>Alors que de nombreux projets demandent une collaboration étroite, la complexité de la réalisation des paquets peut parfois signifier que des développeurs clés, avec leurs connaissances personnelles, peuvent devenir quasiment indispensables. Peter 'MrDocs' Linnel, développeur de Scribus, a justement rencontré un tel obstacle avec une mise à jour récente du lecteur d'Adobe. "Il y avait un certain nombre de vulnérabilités de sécurité donc il était vraiment important d'effectuer une mise à jour. Normalement, il y a quelqu'un chez Novell chargé de cela, mais il était en vacances. Heureusement, l'OBS m'a permis de créer une branche, faire les mises à jour et tester les nouveaux paquets rpm. J'ai alors soumis ces derniers pour une mise à jour de sécurité. Parce que Scribus dispose une fonction d'export de PDF très puissante, j'ai pu tester le paquet avec toutes sortes de PDF différents en incluant certains avec </text:span><text:soft-page-break/><text:span text:style-name="T1">de la 3D et de l'interactivité. Sans l'OBS, le processus aurait été beaucoup plus lent. J'aurais eu besoin d'un ensemble minimal de machines virtuelles et de paquets à jour pour chaque version et architecture et il aurait été beaucoup plus dûr pour l'équipe sécurité de Novell d'accepter mes mises à jour. Avec l'OBS, il peuvent vérifier tous mes changements et mises à jour rapidement et sans avoir besoin de mon interaction.<text:line-break/><text:line-break/></text:span><text:span text:style-name="T2">Distribuer le logiciel vers vos utilisateurs<text:line-break/></text:span><text:span text:style-name="T1"><text:line-break/>Comme OBS est capable d'implémenter pour diverses distributions Linux et même non Linux, il est utilisé par une variété de projets pour construire leurs logiciels au bénéfice de leurs utilisateurs. OBS met à disposition un simple bouton de téléchargement sur la page de construction du projet, mais cette page n'est pas vraiment destinée aux utilisateurs finaux. <text:line-break/><text:line-break/>L'OBS génère automatiquement des dépôts pour toutes les cibles de construction, vers lesquels rediriger tous les utilisateurs depuis le site web du projet. Une meilleure solution est offerte par une fonctionnalité récemment introduite: une page de téléchargement OBS qui peut être proprement intégrée dans tout site web. Celle-ci offre plusieurs niveaux d'intégration, allant d'une page de téléchargement multidistribution commode, que l'on peut liée, ou d'une iframe qui peut être incluse dans une page web; à un objet PHP et HTML qui peut être utilisé pour une offre profondément intégrée. Nouvelle est aussi l'option pour fournir l'image virtuelle de cette façon, de sorte que les images de construction des OS sur OBS peuvent fournir un accès vers ceux-ci directement avec la même interface.<text:line-break/><text:line-break/>Le premier projet à avoir utilisé avantageusement cette fonctionnalité a été celui du navigateur léger QupZilla. Le travail d'intégration, réalisé par son développeur principal David Rosca, lui prit seulement quelques minutes en utilisant l'option "iframe". Il a noté qu’il épargne aux utilisateurs intéressés un clic supplémentaire pour installer l'application et offre un meilleur aspect dans le même temps.<text:line-break/><text:line-break/></text:span><text:span text:style-name="T2">Étapes finales :</text:span><text:span text:style-name="T4"> </text:span><text:span text:style-name="T2">Image de Disque avec KIWI<text:line-break/></text:span><text:span text:style-name="T1"><text:line-break/>KIWI vous permet de créer un système d'exploitation personnalisé comme une image virtuelle et des serveurs minimaux, des images disques, ou encore des images de live CD et USB. Comme pour OBS, et de façon remarquable pour un projet libre, la documentation de KIWI est particulièrement bien faite, avec des procédures de paramétrage étape par étape et des tutoriaux pour guider les utilisateurs dans la création de leur propre système d'exploitation personnalisé.<text:line-break/><text:line-break/>Kiwi est un outil en ligne de commande qui a été intégrée avec le Open Build Service et d'autres fonctions autonomes d'imagerie système. Le puissant système de suivi des dépendance de l’OBS s'étend même pour les images : dès qu'un développeur lance une mise à jour depuis un dépôt "git", "bzr" ou "svn" ou charge une nouvelle archive, non seulement les paquets du dépôt et tous les paquets qui en dépendent seront recompilés, mais de plus, OBS relancera KIWI pour recréer une image rafraîchie.<text:line-break/><text:line-break/>SUSEStudio.com est l’intégration simple d'utilisation de KIWI par SUSE, avec en plus d'une interface facile orientée utilisateur (non libre) en Ruby on Rails. </text:span><text:soft-page-break/><text:span text:style-name="T1">C'est un outil fonctionnel et dont jouer avec est très amusant, même pour des utilisateurs débutants. Choisissez un jeu d’applications, configurer les utilisateurs, ajouter votre look&amp;feel, incluez vos propres données, compilez le tout comme nouvelle image de votre système d’exploitation n’a jamais été aussi facile.<text:line-break/><text:line-break/>Bonus supplémentaire, vous pouvez importer les configurations de KIWI et les profils d’AutoYast dans SUSE Studio, ou les exporter pour les travailler localement avec KIWI avant de les ré-importer. De plus le nouveau système construit par Studio peut être testée directement dans un navigateur web : l'image sera démarrée sur les serveurs SUSE et l'utilisateur sera connecté par l'intermédiaire d'une session flash-VNC. De même, un accès direct par VNC ou SSH est possible et tous les changements opérés dans l'environnement de test sont tracés et peuvent être, par une base de fichiers, inclus dans l'image.<text:line-break/><text:line-break/></text:span><text:span text:style-name="T2">Mettre tout cela ensemble : OSC, OBS et KIWI<text:line-break/></text:span><text:span text:style-name="T1"><text:line-break/>Un des avantages du Open Build Service est qu'il est effectivement une suite d'outils complets et extensibles qui permet une progression logique à travers le processus de (packaging). Kai-Uwe Behrmann, développeur du Oyranos Color Management software, trouve que chaque composant de l’OBS a un rôle important.<text:line-break/><text:line-break/>“OBS est un excellent outil pour construire une suite logicielle, corriger les paquets et de les rendre accessibles aux utilisateurs finaux. Avec SUSE Studio, nous sommes en mesure de créer un live CD pour montrer un flux de travail complet. Dans notre cas c'est sur la gestion des couleurs, les outils et applications relatives.”<text:line-break/><text:line-break/>Bien que l'interface Web offre un excellent espace pour créer, ramifier et monitorer les paquets, l'outil en ligne de commande OSC offre flexibilité et rapidité. "Pour appliquer et mettre au point les builds je trouve l'interface locale OSC très utile. Je peux tester des changements sur des fichiers spécifiques avant de les soumettre et les construire sur les serveurs en ligne. C'est beaucoup plus rapide, et permet aussi d'économiser les ressources côté serveur, étant donné qu'une simple construction peut entraîner la reconstruction de plusieurs autres paquets.<text:line-break/><text:line-break/>L'interface en ligne de commande restera familière à quiconque a déjà utilisé un terminal, comme Kai-Uwe l'explique : “La commande osc build openSUSE_12.3 lance la construction des paquets sur un hôte local. Construire de cette façon affichera les erreurs de compilations, les alertes de RPMlint, et tout ce qui peut-être faux, ou les “ratés” dans les dépendances ou défaut du spec. La création locale accélère grandement le processus, surtout lorsque que comme ici on bénéficie d’un processeur quatre-coeurs. L’instance publique distante dispose souvent de moins de coeurs, et nécessite plus de temps pour le chargement et l’installation des paquets requis.”</text:span><text:span text:style-name="T5"><text:line-break/></text:span><text:span text:style-name="T1"><text:line-break/>Bien sûr, rien n'est jamais AUSSI simple en logiciel (la mention du RMPlint aurait dû vous mettre la puce à l'oreille !) et même si l'OBS est très puissant, il ne peut pas réfléchir pour vous. Kai-Uwe a trouvé qu'un problème fréquent était de dénicher comment localiser la macro-commande exacte pour différentes distributions. "Cela peut être difficile de trouver les paquets requis </text:span><text:soft-page-break/><text:span text:style-name="T1">nécessaires pour construire le paquet désiré. Par exemple, les paquets Mandriva ont différents noms dans le fichier .spec pour les versions normales et 64-bits. Il y a aussi des paquets bidons qui sont délicats à identifier. Sophie, http://sophie.zarb.org, était un outil utile dans ces cas."<text:line-break/><text:line-break/>Il est intéressant de noter que l'OBS et le SUSEStudio à partir duquel le CD Oyranos est construit, doivent respecter la loi US sur les brevets ce qui peut s'avérer problématique si votre projet n'est pas totalement libre. À un moment, le disque d'Oyranos a été retiré de Sourceforge à cause de problèmes avec les drivers nVidia disponibles à côté de la licence GPL du noyau. Heureusement les développeurs ont pu résoudre ce problème en utilisant les drivers Nouveau pour le live CD.<text:line-break/><text:line-break/></text:span><text:span text:style-name="T2">Conclusion<text:line-break/></text:span><text:span text:style-name="T1"><text:line-break/>La liberté apportée par les logiciels libres confère une inestimable flexibilité, l'évolutivité et l'indépendance aux développeurs, mais cela peut se faire au détriment de la simplicité. Alors que les distributions établies doivent gérer une grande offre de paquets, le nombre de projets autonomes et individuels qui font leur propre packaging est un indicateur des voies diverses dans lesquelles la communauté du logiciel libre fait usage de sa liberté pour créer, partager développer et distribuer. La communauté openSUSE est fière de faciliter cette liberté en supportant et développant cette boîte à outils du packaging qu'est l'Open Build Service.<text:line-break/><text:line-break/>L'OBS offre une solution de bout en bout: extrayant le code directement de dépôts comme GIT et SVN, construisant pour tous les types de plateformes que vous souhaitez et présentant les paquets résultants aux utilisateurs ou en les intégrant dans une machine virtuelle ou une image disque avec KIWI. Le fait que plusieurs distributions Linux comme MeeGo et son successeur Mer, ainsi que bien sûr openSUSE et SUSE, construisent entièrement leurs systèmes d'exploitation avec OBS est la preuve de la flexibilité et de la puissance de ces outils. Avec la croissance soutenue des communautés et des compagnies l'utilisant, le futur de l'OBS en tant qu'outil prépondérant de construction de logiciels, même indépendamment de openSUSE, semble assuré.<text:line-break/><text:line-break/>Liens :<text:line-break/>Page d'accueil Open Build Service :</text:span><text:a xlink:type="simple" xlink:href="http://www.open-build-service.org/"><text:span text:style-name="T4"> </text:span></text:a><text:a xlink:type="simple" xlink:href="http://www.open-build-service.org/"><text:span text:style-name="T1">http://www.open-build-service.org/<text:line-break/></text:span></text:a><text:span text:style-name="T1">Instance publique de OBS :</text:span><text:a xlink:type="simple" xlink:href="https://build.opensuse.org/"><text:span text:style-name="T4"> </text:span></text:a><text:a xlink:type="simple" xlink:href="https://build.opensuse.org/"><text:span text:style-name="T1">https://build.opensuse.org/<text:line-break/></text:span></text:a><text:span text:style-name="T1">Page d'accueil osc collab :</text:span><text:a xlink:type="simple" xlink:href="http://en.opensuse.org/openSUSE%3AOsc_Collab"><text:span text:style-name="T4"> </text:span></text:a><text:a xlink:type="simple" xlink:href="http://en.opensuse.org/openSUSE%3AOsc_Collab"><text:span text:style-name="T1">http://en.opensuse.org/openSUSE:Osc_Collab<text:line-break/></text:span></text:a><text:span text:style-name="T1">Page d'accueil KIWI :</text:span><text:a xlink:type="simple" xlink:href="http://en.opensuse.org/Portal%3AKIWI"><text:span text:style-name="T4"> </text:span></text:a><text:a xlink:type="simple" xlink:href="http://en.opensuse.org/Portal%3AKIWI"><text:span text:style-name="T1">http://en.opensuse.org/Portal:KIWI<text:line-break/></text:span></text:a><text:span text:style-name="T1">SUSE Studio :</text:span><text:a xlink:type="simple" xlink:href="http://susestudio.com/"><text:span text:style-name="T4"> </text:span></text:a><text:a xlink:type="simple" xlink:href="http://susestudio.com/"><text:span text:style-name="T1">http://susestudio.com/<text:line-brea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Arial" svg:font-family="Arial, sans-serif"/>
    <style:font-face style:name="OpenSymbol" svg:font-family="OpenSymbol"/>
    <style:font-face style:name="Sans Serif" svg:font-family="'Sans Serif'"/>
    <style:font-face style:name="Times New Roman" svg:font-family="'Times New Roman'"/>
    <style:font-face style:name="Verdana" svg:font-family="Verdana"/>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Index" style:family="paragraph" style:parent-style-name="Standard" style:class="index">
      <style:paragraph-properties text:number-lines="false" text:line-number="0"/>
    </style:style>
    <style:style style:name="Contents_20_10" style:display-name="Contents 10" style:family="paragraph" style:class="index">
      <style:paragraph-properties fo:margin-left="1in" fo:margin-right="0in" fo:text-indent="0in" style:auto-text-indent="false"/>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Contents_20_1" style:display-name="Contents 1" style:family="paragraph" style:class="index">
      <style:paragraph-properties fo:margin-left="0in" fo:margin-right="0in" fo:text-indent="0in" style:auto-text-indent="false"/>
    </style:style>
    <style:style style:name="Contents_20_2" style:display-name="Contents 2" style:family="paragraph" style:class="index">
      <style:paragraph-properties fo:margin-left="0.111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dc:title/>
    <meta:initial-creator>Unknown</meta:initial-creator>
    <meta:editing-cycles>2</meta:editing-cycles>
    <dc:date>2012-04-19T23:12:09</dc:date>
    <meta:creation-date>2008-08-22T11:41:04</meta:creation-date>
    <meta:document-statistic meta:table-count="0" meta:image-count="0" meta:object-count="0" meta:page-count="7" meta:paragraph-count="1" meta:word-count="3472" meta:character-count="22651" meta:non-whitespace-character-count="19134"/>
    <meta:editing-duration>PT2M32S</meta:editing-duration>
  </office:meta>
</office:document-meta>
</file>